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Heading_20_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Lista de Características de Negocio de Zonales</text:h>
      <text:p text:style-name="P1"/>
      <text:p text:style-name="P1">Definición de Roles de Usuario (<text:span text:style-name="T1">por definir)</text:span></text:p>
      <text:p text:style-name="P3">Se deben definir que roles se usaran tanto en el <text:span text:style-name="T1">backend</text:span> como en el <text:span text:style-name="T1">frontend </text:span>de Joomla! (editores, revisores, etc). La definición de roles utilizará los servicios definidos por Joomla.</text:p>
      <text:p text:style-name="P3"/>
      <text:p text:style-name="P2">Envio de Notas y Noticias por parte de los Usuarios <text:span text:style-name="T1">(terminado, evaluar)</text:span></text:p>
      <text:p text:style-name="P3">El usuario podrá enviar notas, informes o noticias, de autoría propia, que tendrán la posibilidad de aparecer en una sección del portal dedicada a tal efecto. El contenido enviado será revisado previamente por un editor. Se pedirá al usuario que incluya una serie de datos personales, a fines de crédito, como nombre completo, correo electrónico y teléfono (datos que pueden ser recuperados automáticamente si el usuario esta registrado y ha iniciado sesión).</text:p>
      <text:p text:style-name="P3">Mediante el módulo “Soy Corresponsal” se implementa la funcionalidad anteriormente descrita. Se debe definir aún si la funcionalidad estará disponible para todos los <text:s/>usuarios o únicamente para aquellos que se hayn registrado en el portal.</text:p>
      <text:p text:style-name="P3"/>
      <text:p text:style-name="P1">Agenda de Eventos <text:span text:style-name="T1">(a implementar)</text:span></text:p>
      <text:p text:style-name="P3">Mediante la sección Agenda de Eventos del portal, el usuario podrá consultar los eventos deportivos, culturales, de interes general, etc, que tengan lugar en dentro de las Zonas de Preferencia que previamente haya configurado. El usuario debe de tener la posibilidad de filtrar estos eventos mediante el uso de un calendario. A su vez debe ser posible para los usuarios comentar los mismos.</text:p>
      <text:p text:style-name="P3"/>
      <text:p text:style-name="P1">Tramites <text:span text:style-name="T1">(a implementar)</text:span></text:p>
      <text:p text:style-name="P3">En sección "Trámites" del portal aparecerán los trámites más destacados pertenecientes a los Zonales de preferencia. Estos trámites serán datos de alta por usuarios con el rol adecuado. Todos serán comentables por los visitantes.</text:p>
      <text:p text:style-name="P3"/>
      <text:p text:style-name="P1">Reservas (en proceso de implementación)</text:p>
      <text:p text:style-name="P3">El usuario podrá efectuar reservas en distintos tipos de eventos o lugares a través del portal. Hasta el momento se implementó un servidor para brindar los servicios relacionados con las reservas, se definió un modelo de datos que brinda soporte a todo tipo de reservas (restaurantes, canchas de futbol, teatros, cines, turnos en profesionales médicos, etc.).</text:p>
      <text:p text:style-name="P3">Se comenzó a desarrollar un back-end para la administación de las reservas utilizando el Framework ZK.</text:p>
      <text:p text:style-name="P3">Se comenzó a desarrollar las GUI para el front utilizando JavaFX.</text:p>
      <text:p text:style-name="P3"/>
      <text:p text:style-name="P1">Inicio de Sesión con Múltiples Credenciales <text:span text:style-name="T1">(terminado, evaluar)</text:span></text:p>
      <text:p text:style-name="P3">El usuario podrá iniciar sesión y registrarse en Zonales mediante el uso de múltiples credenciales, como por ejemplo OpenID, Facebook, LiveID, etc. A su vez el usuario podrá asociar cada una de estas credenciales que utilice con su propio perfil dentro de Zonales, evitando así una duplicación de identidades producto de la utilización de múltiples credenciales. De esta forma también, independientemente de la credencial utilizada para el inicio de sesión, los datos de preferencia de usuario son siempre los mismos.</text:p>
      <text:p text:style-name="P3">El módulo <text:span text:style-name="T1">mod_zlogin</text:span><text:span text:style-name="T2"> en conjunto con el componente </text:span><text:span text:style-name="T1">com_alias</text:span><text:span text:style-name="T2"> implementan esta funcionalidad.</text:span></text:p>
      <text:p text:style-name="P3"/>
      <text:p text:style-name="P1">Carga y Edición de Contenidos <text:span text:style-name="T1">(implementado en Joomla, a evaluar)</text:span></text:p>
      <text:p text:style-name="P3">La carga de contenidos y la edición del mismo se debe de poder realizarse directamente desde el <text:span text:style-name="T1">frontend</text:span><text:span text:style-name="T2"> del portal, sin necesidad de que el usuario acceda al </text:span><text:span text:style-name="T1">backend</text:span><text:span text:style-name="T2"> administrativo. Esta trae aparejado la ventaja de que el autor, editor, etc, puede ver en contexto el contenido generado, como así también mejorar la fluidez del </text:span><text:span text:style-name="T1">workflow</text:span><text:span text:style-name="T2"> de generación de contenido. El </text:span><text:span text:style-name="T1">backend </text:span><text:span text:style-name="T2">del sistema será </text:span><text:soft-page-break/><text:span text:style-name="T2">utilizado por muy pocos usuarios (administradores y editores globales).</text:span></text:p>
      <text:p text:style-name="P4"/>
      <text:p text:style-name="P5">Control de Usuarios para Custom Properties <text:span text:style-name="T1">(a implementar)</text:span></text:p>
      <text:p text:style-name="P4">Actualmente el plugin indicado es de uso libre para cualquier usuariuo, esto es que cualquiera puede tagear un contenido y el mismo queda visible globalmente. Por ello se necesita modificar esta funcionalidad para que existan "tags internos" de uso exclusivo de mediabit que nadie pueda manipular (pero si usar) u otro conjunto de "tags globales" que le permita a los usuarios tagear el contenido y que el mismo sólo sea ecualizado para el. En una segunda versión (futura) el usuario podrá compartir con otros usuarios sus tags. Generando así al sensación de grupos de interés.</text:p>
      <text:p text:style-name="P4"/>
      <text:p text:style-name="P5">Tiempo de Expiración de Sesión Personalizado <text:span text:style-name="T1">(a implementar)</text:span></text:p>
      <text:p text:style-name="P4">El usuario debe de poder configurar el tiempo que quiere que su sesión sea recordada. En el momento de iniciar sesión, o en la configuración personal de su perfil, se podrá seleccionar "mantener sesión por X minutos, horas, días, etc...".</text:p>
      <text:p text:style-name="P4"/>
      <text:p text:style-name="P5">Clasificados <text:span text:style-name="T1">(en proceso de implementación)</text:span></text:p>
      <text:p text:style-name="P4">El sistema de clasificados debería estar asociado al Ecualizador de Interés, especialmente para la recuperación de clasificados de interés para el usuario, como así también debe de contar con información georeferenciada asociada, no aceptadonse clasificados u anuncios que no esten asociados con una zona en particular.</text:p>
      <text:p text:style-name="P4">La carga de los clasificados debería seguir un modelo gratuito para la mayoría de los usuarios. Ciertos tipos de campañas, o la ubicación privlegiada dentro del sitio de los anuncios posiblemente puedan ser pagos y servir de base a un modelo de negocio. Los anuncios pueden variar en su complejidad, pudiendose incluir imágenes en los mismos. </text:p>
      <text:p text:style-name="P4">A su vez debe de ser posible un <text:s/>“tageo” de los clasificados para su integración en el Ecualizador de Contenidos.</text:p>
      <text:p text:style-name="P4"/>
      <text:p text:style-name="P5">Zonales de Preferencia <text:span text:style-name="T1">(terminado)</text:span></text:p>
      <text:p text:style-name="P3"><text:span text:style-name="T2">El usuario deberá poder seleccionar uno o varios Zonales “de preferencia”. La información recuperada y mostrada debe dar prioridad a estos Zonales. El visitante anónimo también podrá hacer esto, pero la preferencia seleccionada se perderá al caducar la </text:span><text:span text:style-name="T1">cookie</text:span><text:span text:style-name="T2"> de sesión. El usuario podrá agregar o eliminar zonas, y activar o desactivarlas para modificar la granularidad del filtrado de contenido.</text:span></text:p>
      <text:p text:style-name="P4"/>
      <text:p text:style-name="P1">Temáticas de Preferencia y <text:span text:style-name="T2">Ecualizador de Interés </text:span><text:span text:style-name="T1">(en proceso de implementación)</text:span></text:p>
      <text:p text:style-name="P4">El usuario podrá configurar el tipo de información que desea recibir y el peso relativo de cada tipo: por ejemplo, "deportes" primero, "Política" con menor preferencia y "Música" en un tercer nivel de preferencia. El nivel seleccionado para cada uno de estos se expresará como un porcentaje y le dará prioriodad a la ubicación y cantidad de notas a mostrarse.</text:p>
      <text:p text:style-name="P4">El usuario especificará dichas preferencias mediante una GUI conocida como Ecualizador de Interés, en la cual los tipos de contenidos y sus categorías aparecerán como “bandas”. El peso asignado a una banda representará directamente el interés que demuestra el usuario por una tematica o contenido dado.</text:p>
      <text:p text:style-name="P4"/>
      <text:p text:style-name="P5">Funcionalidad de Mapas <text:span text:style-name="T1">(a implementar)</text:span></text:p>
      <text:p text:style-name="P4">El uso de mapas para la representación geográfica de la información georeferenciada debe ofrecerse al usuario de manera transversal al portal, implementadose en aquellas secciones y servicios que puedan hacer uso de estas herramientas.</text:p>
      <text:p text:style-name="P4"/>
      <text:p text:style-name="P5">Autoetiquetado <text:span text:style-name="T1">(en proceso de implementación)</text:span></text:p>
      <text:p text:style-name="P4">El sistema de clasificación de contenidos debe estar acorde a la filosofía de Zonales. Esto implica que todo contenido debe estar asociado a una zona, y convenientemente clasificado para responder <text:soft-page-break/>a las búsquedas ecualizadas de los usuarios. Se debe aproximar un sistema de <text:span text:style-name="T1">auto-tagueo</text:span> que clasifique automáticamente los contenidos.</text:p>
      <text:p text:style-name="P4">En función del contenido, el motor de autoetiquetado debería sugerir la etiquetas y la generación de nuevas teniendo en cuenta la cantidad de apariciones de un término en particular y realizando un análisis estadístico de su ocurrencia y relevancia en el contenido actual y en anteriores</text:p>
      <text:p text:style-name="P4"/>
      <text:p text:style-name="P5">Perfiles de Usuario <text:span text:style-name="T1">(terminado, a evaluar)</text:span></text:p>
      <text:p text:style-name="P3"><text:span text:style-name="T2">Se debe contar con un componente que permita la administración por parte de los usuarios de su perfil personal, el cual contiene datos personales, preferencias, ecualizador, etc., de manera </text:span><text:span text:style-name="T2">centralizada.</text:span></text:p>
      <text:p text:style-name="P4">El componente debe ser lo suficientemente flexible para extender el conjunto de atributos vinculados al usuario. Desde la administración debe ser posible definir estas extensiones, así como la distribución y organización de la pantalla de configuración del perfil personal.</text:p>
      <text:p text:style-name="P4">Los distintos módulos de preferencias del usuario deben poder incluirse dentro de alguna sección del componente (ejemplo: Ecualizador de Interés dentro de una pestaña en el perfil) </text:p>
      <text:p text:style-name="P4"/>
      <text:p text:style-name="P5">Publicación de Banners <text:span text:style-name="T1">(terminado)</text:span></text:p>
      <text:p text:style-name="P6">Los banners son un mecanismo importante de publicidad que debe ser correctamente gestionado. Este mecanismo debe estar completamente integrado con las características de clasificación de zonales, que incluyen zona, tags, preferencias de usuario (personales y ecualizador), etc.</text:p>
      <text:p text:style-name="P4"/>
      <text:p text:style-name="P5">Nube de Etiquetas <text:span text:style-name="T1">(terminado)</text:span></text:p>
      <text:p text:style-name="P6">La nube de etiquetas debe resaltar las preferencias del usuario de acuerdo a lo que el mismo haya especificado en el Ecualizador de Interés. La nube debe de funcionar integrada con el menú dinámico para restringuir las etiquestas presentadas a una tématica o sección particular del portal.</text:p>
      <text:p text:style-name="P4"/>
      <text:p text:style-name="P5">Menú Dinámico <text:span text:style-name="T1">(a implementar)</text:span></text:p>
      <text:p text:style-name="P4">El menú del portal debe estar pensando como una herramientas que facilite el acceso del usuario a los grandes grupos de contenido, siempre teniendo en cuenta las preferencias de contenido expresadas por el mismo en el Ecualizador de Interés. Así, aunque el mismo motor del portal tratará de mostrar la información relevante para el usuario en todo momento, el menú en conjunto con la nube de etiquetas debe de servir para la facil navegación y estructuración del contenido presen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isco E. Paez</meta:initial-creator>
    <meta:creation-date>2010-05-13T11:17:48</meta:creation-date>
    <dc:date>2010-05-14T11:31:40</dc:date>
    <dc:creator>Luis Aita</dc:creator>
    <meta:editing-duration>PT01H48M18S</meta:editing-duration>
    <meta:editing-cycles>21</meta:editing-cycles>
    <meta:generator>OpenOffice.org/3.2$Linux OpenOffice.org_project/320m12$Build-9483</meta:generator>
    <meta:document-statistic meta:table-count="0" meta:image-count="0" meta:object-count="0" meta:page-count="3" meta:paragraph-count="47" meta:word-count="1419" meta:character-count="9189"/>
  </office:meta>
</office:document-meta>
</file>